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âtiments :</text:p>
      <text:p text:style-name="P1"/>
      <text:p text:style-name="P2">Nv1 : 2T</text:p>
      <text:p text:style-name="P2">Nv2 : 4T</text:p>
      <text:p text:style-name="P2">Nv3 : 6T</text:p>
      <text:p text:style-name="P2">Nv4 : 8T</text:p>
      <text:p text:style-name="P2">Nv5 : 10T</text:p>
      <text:p text:style-name="P1"/>
      <text:p text:style-name="P2">Ouvrage (1000) &lt; Fort (2500) &lt; Bastion (4000) &lt; Forteresse (6500) &lt; Citadelle (10000)</text:p>
      <text:p text:style-name="P3">Ces bâtiments déterminent la défense d'un territoire. Chaque niveau augmente la résistance des défense et la taille de la garnison ainsi que la capacité de recrutement dans le territoire concerné.</text:p>
      <text:p text:style-name="P3"/>
      <text:p text:style-name="P2">Bourg (1000) &lt; Ville (2500) &lt; Grand-ville (4000) &lt; Cité (6500) &lt; Chef-lieu (10000)</text:p>
      <text:p text:style-name="P3">Ces bâtiments déterminent la capacité de construction et le revenu foncier d'une ville. Chaque niveau ajoute un emplacement de construction supplémentaire.</text:p>
      <text:p text:style-name="P3"/>
      <text:p text:style-name="P2">Champ de tir (500) &lt; Dépôt d'artillerie de campagne (1000) &lt; Académie d'artillerie (2000) &lt; Arsenal (4000)</text:p>
      <text:p text:style-name="P3">Ces bâtiments permettent la production d'artillerie de campagne. Augmenter d'un niveau un arsenal augmente d'un emplacement la chaîne de production potentielle.</text:p>
      <text:p text:style-name="P3"/>
      <text:p text:style-name="P2">Trésorerie (500) &lt; Bureau du commerce (1000) &lt; Quartier financier (2000) &lt; Bourse (4000)</text:p>
      <text:p text:style-name="P3">Ces bâtiments augmentent le revenu commercial.</text:p>
      <text:p text:style-name="P3"/>
      <text:p text:style-name="P2">Artisan (750) &lt; Atelier (1250) &lt; Fabrique (2250) &lt; Usine (5000)</text:p>
      <text:p text:style-name="P3">Ces bâtiments augmentent le revenu de la Nation.</text:p>
      <text:p text:style-name="P3"/>
      <text:p text:style-name="P2">Bureau de recrutement (500) &lt; Caserne (1000) &lt; Collège militaire (2000) &lt; Académie d'infanterie (4000)</text:p>
      <text:p text:style-name="P3">Ces bâtiments permettent le recrutement d'unités d'infanterie. Augmenter d'un niveau une académie augmente d'un emplacement la chaîne de production potentielle.</text:p>
      <text:p text:style-name="P3"/>
      <text:p text:style-name="P2">Poste d'assemblage (750) &lt; Atelier mécanique (1250) &lt; Fabrique de blindés (2250) &lt; Usine lourde (5000)</text:p>
      <text:p text:style-name="P3">Ces bâtiments permettent la production de blindés. Augmenter d'un niveau un atelier augmente d'un emplacement la chaîne de production potentielle.</text:p>
      <text:p text:style-name="P3"/>
      <text:p text:style-name="P2">Atelier maritime (750) &lt; Port (1250) &lt; Port militaire (2250) &lt; Chantier naval (5000)</text:p>
      <text:p text:style-name="P3">Ces bâtiments permettent la construction et la réparation des navires de guerre. Le nombre de bateaux pouvant y mouiller simultanément est proportionnel au niveau du bâtiment. Augmenter d'un niveau un port augmente d'un emplacement la chaîne de production potentielle.</text:p>
      <text:p text:style-name="P3"/>
      <text:p text:style-name="P2">Poste frontière (500) &lt; Frontière sécurisée (1000) &lt; Frontière fermée (2000) &lt; Ligne de défense (4000)</text:p>
      <text:p text:style-name="P3">Ces bâtiments permettent de défendre vos frontière contre un assaut ennemi et de retarder sa progression à l'aide de la garnison s'y trouvant.</text:p>
      <text:p text:style-name="P3"/>
      <text:p text:style-name="P2">Piste d'atterrissage (750) &lt; Relais aérien (1250) &lt; Aéroport militaire (2250) &lt; Base aérienne (5000)</text:p>
      <text:p text:style-name="P3">Ces bâtiments permettent la production d'avions de combat. Augmenter d'un niveau un aéroport augmente d'un emplacement la chaîne de production potentielle.</text:p>
      <text:p text:style-name="P3"/>
      <text:p text:style-name="P2"><text:soft-page-break/>Voie de ravitaillement à pied (250) &lt; Route de terre (500) &lt; Route goudronnée (1000) &lt; Chemins de fer (5000)</text:p>
      <text:p text:style-name="P2"><text:span text:style-name="T1">Ces bâtiments augmentent le taux de reconstitution des sections endommagées et le ravitaillement proportionnellement au niveau du bâtiment.</text:span></text:p>
      <text:p text:style-name="P2"><text:span text:style-name="T1"/></text:p>
      <text:p text:style-name="P1">Bâtiments propres à leur territoire :</text:p>
      <text:p text:style-name="P1"/>
      <text:p text:style-name="P2">Mine de fer (1000) &lt; Aciérie (3000) &lt; Usine sidérurgique (5000)</text:p>
      <text:p text:style-name="P3">Ces bâtiments produisent une quantité de fer proportionnelle à leur niveau. Le fer peut être vendu pour augmenter les revenus commerciaux ou servir à l'effort de guerre, diminuant le prix des blindés et de l'artillerie.</text:p>
      <text:p text:style-name="P3"/>
      <text:p text:style-name="P2">Mine d'or (1500) &lt; Fonderie (4000) &lt; Usine de traitement aurifère (6500)</text:p>
      <text:p text:style-name="P3">Ces bâtiments produisent une quantité d'or proportionnelle à leur niveau. L'or est vendu, augmentant le revenu de la Nation.</text:p>
      <text:p text:style-name="P3"/>
      <text:p text:style-name="P2">Mine de cuivre (1000) &lt; Raffinerie métallurgique (3000) &lt; Forge (5000)</text:p>
      <text:p text:style-name="P3">Ces bâtiments produisent une quantité de cuivre proportionnelle à leur niveau. Le cuivre peut être vendu pour augmenter les revenus commerciaux ou servir à l'effort de guerre, diminuant le prix des navires et des avions.</text:p>
      <text:p text:style-name="P3"/>
      <text:p text:style-name="P2">Puits de pétrole (1250) &lt; Excavation (3500) &lt; Raffinerie (6000)</text:p>
      <text:p text:style-name="P3">Ces bâtiments produisent une quantité de pétrole proportionnelle à leur niveau. Le pétrole peut être vendu pour augmenter les revenus commerciaux ou servir à l'effort de guerre, augmentant de 5 la réserve de carburant de l'avi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FARGEIX</meta:initial-creator>
    <meta:creation-date>2014-03-22T16:21:45.30</meta:creation-date>
    <dc:date>2014-03-23T13:29:09.57</dc:date>
    <dc:creator>Pierre FARGEIX</dc:creator>
    <meta:editing-duration>PT3H53M53S</meta:editing-duration>
    <meta:editing-cycles>7</meta:editing-cycles>
    <meta:generator>OpenOffice/4.0.1$Win32 OpenOffice.org_project/401m5$Build-9714</meta:generator>
    <meta:document-statistic meta:table-count="0" meta:image-count="0" meta:object-count="0" meta:page-count="2" meta:paragraph-count="37" meta:word-count="585" meta:character-count="3789"/>
  </office:meta>
</office:document-meta>
</file>